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ebd4" officeooo:paragraph-rsid="0010ebd4"/>
    </style:style>
    <style:style style:name="P2" style:family="paragraph" style:parent-style-name="Text_20_body">
      <style:text-properties officeooo:rsid="0010ebd4" officeooo:paragraph-rsid="001475a2"/>
    </style:style>
    <style:style style:name="P3" style:family="paragraph" style:parent-style-name="Text_20_body">
      <style:text-properties officeooo:rsid="0012d8e3" officeooo:paragraph-rsid="0012d8e3"/>
    </style:style>
    <style:style style:name="P4" style:family="paragraph" style:parent-style-name="Text_20_body">
      <style:text-properties officeooo:rsid="0012d8e3" officeooo:paragraph-rsid="00175dde"/>
    </style:style>
    <style:style style:name="P5" style:family="paragraph" style:parent-style-name="Text_20_body">
      <style:text-properties officeooo:rsid="001475a2" officeooo:paragraph-rsid="001475a2"/>
    </style:style>
    <style:style style:name="P6" style:family="paragraph" style:parent-style-name="Text_20_body">
      <style:text-properties officeooo:rsid="0018def5" officeooo:paragraph-rsid="0018def5"/>
    </style:style>
    <style:style style:name="P7" style:family="paragraph" style:parent-style-name="Text_20_body">
      <style:text-properties officeooo:rsid="0018def5" officeooo:paragraph-rsid="00210619"/>
    </style:style>
    <style:style style:name="P8" style:family="paragraph" style:parent-style-name="Text_20_body">
      <style:text-properties officeooo:rsid="0018def5" officeooo:paragraph-rsid="00286adc"/>
    </style:style>
    <style:style style:name="P9" style:family="paragraph" style:parent-style-name="Text_20_body">
      <style:text-properties officeooo:rsid="0018def5" officeooo:paragraph-rsid="00393741"/>
    </style:style>
    <style:style style:name="P10" style:family="paragraph" style:parent-style-name="Text_20_body">
      <style:text-properties officeooo:rsid="0019a9ee" officeooo:paragraph-rsid="0019a9ee"/>
    </style:style>
    <style:style style:name="P11" style:family="paragraph" style:parent-style-name="Text_20_body">
      <style:text-properties officeooo:rsid="001baaf4" officeooo:paragraph-rsid="001baaf4"/>
    </style:style>
    <style:style style:name="P12" style:family="paragraph" style:parent-style-name="Text_20_body">
      <style:text-properties officeooo:rsid="001d779c" officeooo:paragraph-rsid="001d779c"/>
    </style:style>
    <style:style style:name="P13" style:family="paragraph" style:parent-style-name="Text_20_body">
      <style:text-properties officeooo:rsid="0021fb73" officeooo:paragraph-rsid="0021fb73"/>
    </style:style>
    <style:style style:name="P14" style:family="paragraph" style:parent-style-name="Text_20_body">
      <style:text-properties officeooo:rsid="0026c358" officeooo:paragraph-rsid="0026c358"/>
    </style:style>
    <style:style style:name="P15" style:family="paragraph" style:parent-style-name="Text_20_body">
      <style:text-properties officeooo:rsid="002f173e" officeooo:paragraph-rsid="0021fb73"/>
    </style:style>
    <style:style style:name="P16" style:family="paragraph" style:parent-style-name="Text_20_body">
      <style:text-properties officeooo:rsid="0031f044" officeooo:paragraph-rsid="0031f044"/>
    </style:style>
    <style:style style:name="P17" style:family="paragraph" style:parent-style-name="Text_20_body">
      <style:text-properties officeooo:paragraph-rsid="002f173e"/>
    </style:style>
    <style:style style:name="P18" style:family="paragraph" style:parent-style-name="Text_20_body">
      <style:text-properties officeooo:rsid="001b38d0" officeooo:paragraph-rsid="001b38d0"/>
    </style:style>
    <style:style style:name="P19" style:family="paragraph" style:parent-style-name="Text_20_body">
      <style:text-properties officeooo:rsid="0035dcb2" officeooo:paragraph-rsid="0035dcb2"/>
    </style:style>
    <style:style style:name="P20" style:family="paragraph" style:parent-style-name="Standard">
      <style:text-properties officeooo:rsid="001475a2" officeooo:paragraph-rsid="001475a2"/>
    </style:style>
    <style:style style:name="P21" style:family="paragraph" style:parent-style-name="Preformatted_20_Text">
      <style:text-properties officeooo:rsid="003d16d8" officeooo:paragraph-rsid="003d16d8"/>
    </style:style>
    <style:style style:name="P22" style:family="paragraph" style:parent-style-name="Preformatted_20_Text">
      <style:text-properties fo:color="#008000" style:font-name="Courier New" fo:font-weight="bold" officeooo:rsid="003d5e05" officeooo:paragraph-rsid="003d16d8"/>
    </style:style>
    <style:style style:name="P23" style:family="paragraph" style:parent-style-name="Preformatted_20_Text">
      <style:text-properties fo:color="#008000" style:font-name="Courier New" fo:font-weight="bold" officeooo:rsid="003edaac" officeooo:paragraph-rsid="003edaac"/>
    </style:style>
    <style:style style:name="P24" style:family="paragraph" style:parent-style-name="Preformatted_20_Text">
      <style:text-properties fo:color="#008000" style:font-name="Courier New" fo:font-weight="bold" officeooo:paragraph-rsid="003edaac"/>
    </style:style>
    <style:style style:name="P25" style:family="paragraph" style:parent-style-name="Preformatted_20_Text">
      <style:text-properties fo:color="#008000" style:font-name="Courier New" fo:font-weight="bold" officeooo:rsid="003d16d8" officeooo:paragraph-rsid="003d16d8"/>
    </style:style>
    <style:style style:name="P26" style:family="paragraph" style:parent-style-name="Preformatted_20_Text">
      <style:text-properties fo:color="#008000" style:font-name="Courier New" fo:font-weight="bold" officeooo:rsid="00469b85" officeooo:paragraph-rsid="00469b85"/>
    </style:style>
    <style:style style:name="P27" style:family="paragraph" style:parent-style-name="Heading_20_2">
      <style:text-properties officeooo:rsid="0010ebd4" officeooo:paragraph-rsid="0010ebd4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Text_20_body" style:list-style-name="L1">
      <style:text-properties officeooo:rsid="00175dde" officeooo:paragraph-rsid="00175dde"/>
    </style:style>
    <style:style style:name="P33" style:family="paragraph" style:parent-style-name="Text_20_body" style:list-style-name="L2">
      <style:text-properties officeooo:rsid="00140f93" officeooo:paragraph-rsid="0010ebd4"/>
    </style:style>
    <style:style style:name="P34" style:family="paragraph" style:parent-style-name="Text_20_body" style:list-style-name="L3">
      <style:text-properties officeooo:rsid="00381543" officeooo:paragraph-rsid="00381543"/>
    </style:style>
    <style:style style:name="P35" style:family="paragraph" style:parent-style-name="Text_20_body" style:list-style-name="L4">
      <style:text-properties officeooo:rsid="001baaf4" officeooo:paragraph-rsid="001baaf4"/>
    </style:style>
    <style:style style:name="T1" style:family="text">
      <style:text-properties officeooo:rsid="00140f93"/>
    </style:style>
    <style:style style:name="T2" style:family="text">
      <style:text-properties officeooo:rsid="0031f044"/>
    </style:style>
    <style:style style:name="T3" style:family="text">
      <style:text-properties officeooo:rsid="0033d662"/>
    </style:style>
    <style:style style:name="T4" style:family="text">
      <style:text-properties officeooo:rsid="00351e96"/>
    </style:style>
    <style:style style:name="T5" style:family="text">
      <style:text-properties officeooo:rsid="0036c2cc"/>
    </style:style>
    <style:style style:name="T6" style:family="text">
      <style:text-properties officeooo:rsid="00381543"/>
    </style:style>
    <style:style style:name="T7" style:family="text">
      <style:text-properties officeooo:rsid="00393741"/>
    </style:style>
    <style:style style:name="T8" style:family="text">
      <style:text-properties officeooo:rsid="003a6065"/>
    </style:style>
    <style:style style:name="T9" style:family="text">
      <style:text-properties fo:color="#008000" style:font-name="Courier New" fo:font-weight="bold"/>
    </style:style>
    <style:style style:name="T10" style:family="text">
      <style:text-properties fo:color="#008000" style:font-name="Courier New" fo:font-weight="bold" officeooo:rsid="003d5e05"/>
    </style:style>
    <style:style style:name="T11" style:family="text">
      <style:text-properties fo:color="#008000" style:font-name="Courier New" fo:font-weight="bold" officeooo:rsid="003edaac"/>
    </style:style>
    <style:style style:name="T12" style:family="text">
      <style:text-properties fo:color="#008000" style:font-name="Courier New" fo:font-weight="bold" officeooo:rsid="00406671"/>
    </style:style>
    <style:style style:name="T13" style:family="text">
      <style:text-properties officeooo:rsid="003edaac"/>
    </style:style>
    <style:style style:name="T14" style:family="text">
      <style:text-properties officeooo:rsid="00424c05"/>
    </style:style>
    <style:style style:name="T15" style:family="text">
      <style:text-properties officeooo:rsid="004329ce"/>
    </style:style>
    <style:style style:name="T16" style:family="text">
      <style:text-properties officeooo:rsid="0044aac9"/>
    </style:style>
    <style:style style:name="T17" style:family="text">
      <style:text-properties officeooo:rsid="0047889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bookmark-start text:name="__RefHeading__934_1266146281"/>Destin – <text:span text:style-name="T8">Elfes tome 6</text:span><text:bookmark-end text:name="__RefHeading__934_1266146281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0"><text:a xlink:type="simple" xlink:href="#__RefHeading__934_1266146281" text:style-name="Internet_20_link" text:visited-style-name="Internet_20_link">Destin – Elfes tome 6</text:a><text:tab/>1</text:p>
          <text:p text:style-name="P29"><text:a xlink:type="simple" xlink:href="#__RefHeading___Toc1567_2107091675" text:style-name="Internet_20_link" text:visited-style-name="Internet_20_link">I Caractéristiques de l'aventure</text:a><text:tab/>1</text:p>
          <text:p text:style-name="P31"><text:a xlink:type="simple" xlink:href="#__RefHeading___Toc1569_2107091675" text:style-name="Internet_20_link" text:visited-style-name="Internet_20_link">A Description</text:a><text:tab/>1</text:p>
          <text:p text:style-name="P31"><text:a xlink:type="simple" xlink:href="#__RefHeading___Toc1571_2107091675" text:style-name="Internet_20_link" text:visited-style-name="Internet_20_link">B Caractéristiques de base</text:a><text:tab/>1</text:p>
          <text:p text:style-name="P29"><text:a xlink:type="simple" xlink:href="#__RefHeading__1461_769659882" text:style-name="Internet_20_link" text:visited-style-name="Internet_20_link">II Caractéristiques obligatoires de personnage principal</text:a><text:tab/>1</text:p>
          <text:p text:style-name="P29"><text:a xlink:type="simple" xlink:href="#__RefHeading___Toc2200_2107091675" text:style-name="Internet_20_link" text:visited-style-name="Internet_20_link">III Caractérisation des autres personnages</text:a><text:tab/>2</text:p>
          <text:p text:style-name="P29"><text:a xlink:type="simple" xlink:href="#__RefHeading___Toc1573_2107091675" text:style-name="Internet_20_link" text:visited-style-name="Internet_20_link">IV Événements cruciaux</text:a><text:tab/>2</text:p>
          <text:p text:style-name="P31"><text:a xlink:type="simple" xlink:href="#__RefHeading___Toc218_1139910837" text:style-name="Internet_20_link" text:visited-style-name="Internet_20_link">A événements qui doivent forcément arriver :</text:a><text:tab/>2</text:p>
          <text:p text:style-name="P31"><text:a xlink:type="simple" xlink:href="#__RefHeading___Toc220_1139910837" text:style-name="Internet_20_link" text:visited-style-name="Internet_20_link">B Caractéristiques événementielles</text:a><text:tab/>2</text:p>
          <text:p text:style-name="P29"><text:a xlink:type="simple" xlink:href="#__RefHeading___Toc2208_2107091675" text:style-name="Internet_20_link" text:visited-style-name="Internet_20_link">V Autres événements à ajouter</text:a><text:tab/>2</text:p>
        </text:index-body>
      </text:table-of-content>
      <text:h text:style-name="P27" text:outline-level="2"><text:bookmark-start text:name="__RefHeading___Toc1567_2107091675"/>Caractéristiques de l'aventure<text:bookmark-end text:name="__RefHeading___Toc1567_2107091675"/></text:h>
      <text:h text:style-name="Heading_20_3" text:outline-level="3"><text:bookmark-start text:name="__RefHeading___Toc1569_2107091675"/>Description<text:bookmark-end text:name="__RefHeading___Toc1569_2107091675"/></text:h>
      <text:p text:style-name="P16">Il s'agit du volume 6 de la série "elfes" aux éditions soleil.</text:p>
      <text:p text:style-name="P12"/>
      <text:h text:style-name="Heading_20_3" text:outline-level="3"><text:bookmark-start text:name="__RefHeading___Toc1571_2107091675"/>Caractéristiques de base<text:bookmark-end text:name="__RefHeading___Toc1571_2107091675"/></text:h>
      <text:p text:style-name="P1">Aventure de type <text:span text:style-name="À_20_faire"><text:span text:style-name="T2">courte (?)</text:span></text:span></text:p>
      <text:p text:style-name="P4">Thèmes : </text:p>
      <text:list xml:id="list1121582868863070060" text:style-name="L1">
        <text:list-item>
          <text:p text:style-name="P32">Principaux : <text:span text:style-name="T2">Arran</text:span>. <text:span text:style-name="T2">Elfes bleus</text:span>.</text:p>
        </text:list-item>
        <text:list-item>
          <text:p text:style-name="P32"><text:span text:style-name="À_20_faire">Complémentaires : </text:span></text:p>
        </text:list-item>
      </text:list>
      <text:p text:style-name="P3"><text:span text:style-name="À_20_faire">Vitesse : </text:span></text:p>
      <text:p text:style-name="P3"><text:span text:style-name="À_20_faire">Proba d'aucun événement : </text:span></text:p>
      <text:p text:style-name="P1"/>
      <text:h text:style-name="P27" text:outline-level="2"><text:bookmark-start text:name="__RefHeading__1461_769659882"/>Caractéristiques obligatoires de personnage <text:span text:style-name="T4">principal</text:span><text:bookmark-end text:name="__RefHeading__1461_769659882"/></text:h>
      <text:p text:style-name="P1">Les <text:span text:style-name="T6">autres </text:span>caractéristiques qui doivent être comptabilisées dans ce type d'aventure<text:span text:style-name="T1"> apparaîtront en cours de partie)</text:span> : </text:p>
      <text:p text:style-name="P5">Variables : </text:p>
      <text:list xml:id="list6143915527749252995" text:style-name="L2">
        <text:list-item>
          <text:p text:style-name="P33"/>
        </text:list-item>
      </text:list>
      <text:p text:style-name="P2"/>
      <text:p text:style-name="P20">Définitives</text:p>
      <text:list xml:id="list9146861143428674850" text:style-name="L3">
        <text:list-item>
          <text:p text:style-name="P34">Nom : Lanawyn</text:p>
        </text:list-item>
        <text:list-item>
          <text:p text:style-name="P34">Femme elfe</text:p>
        </text:list-item>
      </text:list>
      <text:p text:style-name="P2"/>
      <text:h text:style-name="Heading_20_2" text:outline-level="2"><text:bookmark-start text:name="__RefHeading___Toc2200_2107091675"/><text:soft-page-break/>Caractérisation des autres personnages<text:bookmark-end text:name="__RefHeading___Toc2200_2107091675"/></text:h>
      <text:p text:style-name="P13"><text:span text:style-name="À_20_faire">Parfois les personnages ne sont que des caractéristiques du personnage principal mais parfois ils ont suffisam</text:span><text:span text:style-name="À_20_faire"><text:span text:style-name="T3">m</text:span></text:span><text:span text:style-name="À_20_faire">ent d'importance pour être caractérisés.</text:span></text:p>
      <text:p text:style-name="P15"/>
      <text:p text:style-name="P17"/>
      <text:h text:style-name="Heading_20_2" text:outline-level="2"><text:bookmark-start text:name="__RefHeading___Toc1573_2107091675"/>Événements cruciaux<text:bookmark-end text:name="__RefHeading___Toc1573_2107091675"/></text:h>
      <text:h text:style-name="Heading_20_3" text:outline-level="3"><text:bookmark-start text:name="__RefHeading___Toc218_1139910837"/>événements qui doivent forcément arriver :<text:bookmark-end text:name="__RefHeading___Toc218_1139910837"/></text:h>
      <text:p text:style-name="P9"><text:span text:style-name="Strong_20_Emphasis"><text:span text:style-name="T7">Présentation</text:span></text:span></text:p>
      <text:p text:style-name="P6">Cet événement lancé en tout début de partie est en fait l'aventure lui-même.</text:p>
      <text:p text:style-name="P6">Condition : </text:p>
      <text:p text:style-name="P6">Proba : </text:p>
      <text:p text:style-name="P10">Embranchements : aucun</text:p>
      <text:p text:style-name="P14">Effet durable : aucun</text:p>
      <text:p text:style-name="P18">Fin : </text:p>
      <text:p text:style-name="P19">Image : 2 premières pages <text:span text:style-name="T5">de la BD</text:span></text:p>
      <text:p text:style-name="P11">Texte : </text:p>
      <text:list xml:id="list4169740311662063880" text:style-name="L4">
        <text:list-item>
          <text:p text:style-name="P35">début : </text:p>
        </text:list-item>
        <text:list-item>
          <text:p text:style-name="P35">Fin : </text:p>
        </text:list-item>
      </text:list>
      <text:h text:style-name="Heading_20_3" text:outline-level="3"><text:bookmark-start text:name="__RefHeading___Toc220_1139910837"/>Caractéristiques événementielles<text:bookmark-end text:name="__RefHeading___Toc220_1139910837"/></text:h>
      <text:p text:style-name="P25">dann_interroge : <text:span text:style-name="T14">si le joueur a interrogé le survivant Dann à Candala</text:span></text:p>
      <text:p text:style-name="P21"><text:span text:style-name="T9">torche_eteinte : </text:span><text:span text:style-name="T10">si le joueur a éteint ses torc</text:span><text:span text:style-name="T12">he</text:span><text:span text:style-name="T10">s dans le quartier du régent</text:span></text:p>
      <text:p text:style-name="P22">livre_helyas : si le joueur a récupéré le livre d'Helyas dans les quartiers du régent</text:p>
      <text:p text:style-name="P22">oriann_mordu : si oriann a été mordu par une goule dans les quartiers du régent</text:p>
      <text:p text:style-name="P22">goules_tuees : nombres de goules tuées par les héros. On considère qu'à partir de 5000 elles sont exterminées (on peut rêver)</text:p>
      <text:p text:style-name="P22">goule_capturee : <text:span text:style-name="T15">si une goule a été capturée par les héros pour interrogation par nerrom</text:span></text:p>
      <text:p text:style-name="P22">helyas_abattu : <text:span text:style-name="T16">Helyas a été abattu</text:span></text:p>
      <text:p text:style-name="P26">a<text:span text:style-name="T17">a</text:span>mnon_averti : si vous avez compris e qui s'est passé et avez averti amnon</text:p>
      <text:p text:style-name="P22"/>
      <text:p text:style-name="P22"/>
      <text:p text:style-name="P23">distraction des goules selon qui est envoyé pour les distraire : </text:p>
      <text:p text:style-name="P23">distraction_goules_athenon_valamen</text:p>
      <text:p text:style-name="P23">distraction_goules_athenon</text:p>
      <text:p text:style-name="P23">distraction_goules_valamen</text:p>
      <text:p text:style-name="P23">distraction_goules_turin</text:p>
      <text:p text:style-name="P23">distraction_goules_oriann</text:p>
      <text:p text:style-name="P24"><text:span text:style-name="T13">distraction_goules_</text:span>soeur_des_sens</text:p>
      <text:p text:style-name="P24"><text:span text:style-name="T13">distraction_goules_nerrom</text:span></text:p>
      <text:p text:style-name="P23"/>
      <text:p text:style-name="P22"/>
      <text:p text:style-name="P7"><text:span text:style-name="Strong_20_Emphasis"/></text:p>
      <text:p text:style-name="P8"><text:span text:style-name="Strong_20_Emphasis"/></text:p>
      <text:p text:style-name="P8"><text:soft-page-break/><text:span text:style-name="Strong_20_Emphasis"/></text:p>
      <text:h text:style-name="Heading_20_2" text:outline-level="2"><text:bookmark-start text:name="__RefHeading___Toc2208_2107091675"/>Autres événements à ajouter<text:bookmark-end text:name="__RefHeading___Toc2208_2107091675"/>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4e1e01" draw:opacity="100%"/>
      <style:paragraph-properties style:page-number="auto" fo:background-color="#4e1e01" style:shadow="none">
        <style:tab-stops/>
      </style:paragraph-properties>
      <style:text-properties fo:font-variant="small-caps" fo:color="#e3c91c" style:font-name="Trajan Pro" fo:font-family="'Trajan Pro'" style:font-style-name="Normal" style:font-family-generic="roman" style:font-pitch="variable" fo:font-size="16pt" fo:font-style="normal" style:text-underline-style="none" fo:font-weight="normal" style:font-size-asian="14pt" style:font-style-asian="italic" style:font-weight-asian="bold" style:font-size-complex="14pt" style:font-style-complex="italic" style:font-weight-complex="bold" style:font-relief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center" style:justify-single-word="false" fo:background-color="transparent"/>
      <style:text-properties style:font-name="Trajan Pro1" fo:font-family="'Trajan Pro'" style:font-style-name="Gras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964506" draw:opacity="100%"/>
      <style:paragraph-properties fo:margin-left="0.76cm" fo:margin-right="0cm" fo:text-indent="-0.161cm" style:auto-text-indent="false" fo:background-color="#964506" style:shadow="none">
        <style:tab-stops/>
        <style:drop-cap/>
      </style:paragraph-properties>
      <style:text-properties fo:color="#e3a12e" style:font-name="Trajan Pro1" fo:font-family="'Trajan Pro'" style:font-style-name="Gras" style:font-family-generic="roman" style:font-pitch="variable" fo:font-size="13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text-indent="0.54cm" style:auto-text-indent="false">
        <style:tab-stops/>
      </style:paragraph-properties>
      <style:text-properties fo:color="#280099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ajan Pro1" fo:font-family="'Trajan Pro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rait" style:family="paragraph" style:parent-style-name="Text_20_body">
      <style:text-properties fo:color="#6b0094" style:font-name="Eras Medium ITC" fo:font-family="'Eras Medium ITC'" style:font-style-name="Gras" style:font-family-generic="swiss" style:font-pitch="variable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161cm" fo:margin-right="0cm" fo:text-indent="0.3cm" style:auto-text-indent="false">
        <style:tab-stops/>
      </style:paragraph-properties>
      <style:text-properties fo:color="#004a4a" style:font-name="Batang" fo:font-family="Batang" style:font-style-name="Italique" style:font-family-generic="roman" style:font-pitch="variable" fo:font-size="80%" fo:font-style="italic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À_20_faire" style:display-name="À faire" style:family="text">
      <style:text-properties fo:color="#800000" style:font-name="Gill Sans MT" fo:font-family="'Gill Sans MT'" style:font-style-name="Italique" style:font-family-generic="swiss" style:font-pitch="variable" fo:font-size="13pt" fo:language="fr" fo:country="FR" fo:font-style="italic" fo:background-color="#ff9966"/>
    </style:style>
    <style:style style:name="Example" style:family="text">
      <style:text-properties style:font-name="Courier New1" fo:font-family="'Courier New'" style:font-family-generic="modern" style:font-pitch="fixed" style:font-name-asian="MS PGothic" style:font-family-asian="'MS PGothic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n_20_cours" style:display-name="En cours" style:family="text" style:parent-style-name="À_20_faire">
      <style:text-properties fo:color="#ffff00" style:font-name="Gill Sans MT" fo:font-family="'Gill Sans MT'" style:font-style-name="Italique" style:font-family-generic="swiss" style:font-pitch="variable" fo:font-size="13pt" fo:language="fr" fo:country="FR" fo:font-style="italic" fo:background-color="#000080" style:language-asian="zxx" style:country-asian="none" style:language-complex="zxx" style:country-complex="none"/>
    </style:style>
    <style:style style:name="Fini" style:family="text" style:parent-style-name="En_20_cours">
      <style:text-properties fo:color="#000080" style:font-name="Gill Sans MT" fo:font-family="'Gill Sans MT'" style:font-style-name="Italique" style:font-family-generic="swiss" style:font-pitch="variable" fo:font-size="13pt" fo:language="fr" fo:country="FR" fo:font-style="italic" fo:background-color="transparent" style:language-asian="zxx" style:country-asian="none" style:language-complex="zxx" style:country-complex="none"/>
    </style:style>
    <style:style style:name="Numbering_20_Symbols" style:display-name="Numbering Symbols" style:family="text"/>
    <style:style style:name="Standard_20_renaissance" style:display-name="Standard renaissance" style:family="text"/>
    <style:style style:name="Class_20_haxe" style:display-name="Class haxe" style:family="text">
      <style:text-properties style:font-name="Trebuchet MS" fo:font-family="'Trebuchet MS'" style:font-style-name="Gras" style:font-family-generic="swiss" style:font-pitch="variable" fo:language="fr" fo:country="FR" fo:font-weight="bold" fo:background-color="#e6e6f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4H36M32S</meta:editing-duration>
    <meta:editing-cycles>424</meta:editing-cycles>
    <meta:generator>LibreOffice/5.0.4.2$Windows_x86 LibreOffice_project/2b9802c1994aa0b7dc6079e128979269cf95bc78</meta:generator>
    <dc:date>2018-01-05T21:55:52.345000000</dc:date>
    <meta:document-statistic meta:table-count="0" meta:image-count="0" meta:object-count="0" meta:page-count="3" meta:paragraph-count="62" meta:word-count="354" meta:character-count="2278" meta:non-whitespace-character-count="1986"/>
    <meta:user-defined meta:name="Info 1"/>
    <meta:user-defined meta:name="Info 2"/>
    <meta:user-defined meta:name="Info 3"/>
    <meta:user-defined meta:name="Info 4"/>
  </office:meta>
</office:document-meta>
</file>